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layout-cache" manifest:media-type="application/binary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officeooo:paragraph-rsid="001c8dae"/>
    </style:style>
    <style:style style:name="P7" style:family="paragraph" style:parent-style-name="Contents_20_Heading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9" style:family="paragraph" style:parent-style-name="Standard" style:master-page-name="">
      <style:paragraph-properties fo:margin-left="0cm" fo:margin-right="0cm" fo:text-indent="-0.199cm" style:auto-text-indent="false" style:page-number="auto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font-size="26pt" style:font-size-asian="26pt" style:font-size-complex="26pt"/>
    </style:style>
    <style:style style:name="P11" style:family="paragraph" style:parent-style-name="Standard">
      <style:text-properties officeooo:rsid="001c8dae" officeooo:paragraph-rsid="001d76da"/>
    </style:style>
    <style:style style:name="P12" style:family="paragraph" style:parent-style-name="Standard">
      <style:text-properties fo:color="#b3b3b3"/>
    </style:style>
    <style:style style:name="P13" style:family="paragraph" style:parent-style-name="Standard">
      <style:text-properties officeooo:paragraph-rsid="002469de"/>
    </style:style>
    <style:style style:name="P14" style:family="paragraph" style:parent-style-name="Standard">
      <style:text-properties officeooo:paragraph-rsid="0025c550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>
      <style:paragraph-properties fo:break-before="page"/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Heading_20_3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3b50"/>
    </style:style>
    <style:style style:name="T3" style:family="text">
      <style:text-properties officeooo:rsid="001c8dae"/>
    </style:style>
    <style:style style:name="T4" style:family="text">
      <style:text-properties fo:color="#2323dc"/>
    </style:style>
    <style:style style:name="T5" style:family="text">
      <style:text-properties fo:color="#2323dc" officeooo:rsid="00204f78"/>
    </style:style>
    <style:style style:name="T6" style:family="text">
      <style:text-properties fo:color="#33cc66"/>
    </style:style>
    <style:style style:name="T7" style:family="text">
      <style:text-properties fo:color="#b84700"/>
    </style:style>
    <style:style style:name="T8" style:family="text">
      <style:text-properties fo:color="#ff8080"/>
    </style:style>
    <style:style style:name="T9" style:family="text">
      <style:text-properties officeooo:rsid="002469de"/>
    </style:style>
    <style:style style:name="T10" style:family="text">
      <style:text-properties officeooo:rsid="0027aa47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AREA SEMANAL 2 – 4</text:p>
      <text:p text:style-name="P3"/>
      <text:p text:style-name="P3">PROGRAMACIÓN DINÁM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tegrantes:</text:p>
      <text:p text:style-name="P4">Andrés Monetta</text:p>
      <text:p text:style-name="P4">Alejandro Clara</text:p>
      <text:p text:style-name="P4">Sebastián Daloia</text:p>
      <text:p text:style-name="P2"/>
      <text:table-of-content text:style-name="Sect1" text:protected="true" text:name="Índice de contenid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6">Contenido</text:p>
          </text:index-title>
          <text:p text:style-name="P15"><text:a xlink:type="simple" xlink:href="#__RefHeading__6769_259534695">3. Preguntas</text:a><text:tab/>3</text:p>
          <text:p text:style-name="P17"><text:a xlink:type="simple" xlink:href="#__RefHeading__6771_259534695">1. ¿Cómo se generan las soluciones de problemas utilizando la técnica de Programación Dinámica?</text:a><text:tab/>3</text:p>
          <text:p text:style-name="P17"><text:a xlink:type="simple" xlink:href="#__RefHeading__6773_259534695">2. Mencione diferencias entre Programación Dinámica y D&amp;C.</text:a><text:tab/>3</text:p>
          <text:p text:style-name="P17"><text:a xlink:type="simple" xlink:href="#__RefHeading__6775_259534695">3. ¿Para qué es útil el principio de optimalidad?</text:a><text:tab/>3</text:p>
          <text:p text:style-name="P15"><text:a xlink:type="simple" xlink:href="#__RefHeading__6783_259534695">4. Problema</text:a><text:tab/>4</text:p>
          <text:p text:style-name="P17"><text:a xlink:type="simple" xlink:href="#__RefHeading__6785_259534695">1. Juegos de datos para contraejemplos</text:a><text:tab/>4</text:p>
          <text:p text:style-name="P17"><text:a xlink:type="simple" xlink:href="#__RefHeading__2135_1651985802">2.</text:a><text:tab/>6</text:p>
          <text:p text:style-name="P18"><text:a xlink:type="simple" xlink:href="#__RefHeading__2137_1651985802">I- Probar que se puede usar Programación Dinámica demostrando que se cumple el principio de optimalidad.</text:a><text:tab/>6</text:p>
          <text:p text:style-name="P18"><text:a xlink:type="simple" xlink:href="#__RefHeading__2139_1651985802">II- Escriba la recurrencia.</text:a><text:tab/>6</text:p>
          <text:p text:style-name="P17"><text:a xlink:type="simple" xlink:href="#__RefHeading__6791_259534695">3. Escriba el seudocódigo correspondiente a esta recurrencia</text:a><text:tab/>7</text:p>
          <text:p text:style-name="P17"><text:a xlink:type="simple" xlink:href="#__RefHeading__2141_1651985802">4. Modifiquelo para que además devuelva la solución óptima</text:a><text:tab/>9</text:p>
        </text:index-body>
      </text:table-of-content>
      <text:p text:style-name="P7"/>
      <text:h text:style-name="P19" text:outline-level="1"><text:bookmark-start text:name="__RefHeading__6769_259534695"/>3. Preguntas<text:bookmark-end text:name="__RefHeading__6769_259534695"/></text:h>
      <text:h text:style-name="Heading_20_2" text:outline-level="2"><text:bookmark-start text:name="__RefHeading__6771_259534695"/>1. ¿Cómo se generan las soluciones de problemas utilizando la técnica de Programación Dinámica?<text:bookmark-end text:name="__RefHeading__6771_259534695"/></text:h>
      <text:p text:style-name="Standard">Para problemas de optimalidad se demuestra que se puede (o no) resolver evaluando el conjunto de decisiones que llevan a la solución óptima. Es decir, mirando si el conjunto de soluciones óptimas cumple con el Principio de Optimalidad.</text:p>
      <text:p text:style-name="Standard"/>
      <text:p text:style-name="Standard">En general se propone una recurrencia para obtener las soluciones intermedias y la final. Estas soluciones son almacenadas en tablas, al final del algoritmo se deduce que la solución se debe encontrar en cierta posición de la tabla.</text:p>
      <text:p text:style-name="Standard"/>
      <text:h text:style-name="Heading_20_2" text:outline-level="2"><text:bookmark-start text:name="__RefHeading__6773_259534695"/>2. Mencione diferencias entre Programación Dinámica y D&amp;C.<text:bookmark-end text:name="__RefHeading__6773_259534695"/></text:h>
      <text:p text:style-name="Standard">Por lo general en Divide And Conquer las soluciones son implementadas por recurrencia.</text:p>
      <text:p text:style-name="Standard">En cambio, en Programación Dinámica generalmente las soluciones son implementadas por iteración.</text:p>
      <text:p text:style-name="Standard"/>
      <text:p text:style-name="Standard">En Divide And Conquer los subproblemas se pueden resolver independientemente.</text:p>
      <text:p text:style-name="Standard"><text:span text:style-name="T2">En </text:span>Programación Dinámica los subproblemas no son independentes. En ella se guardan las respuestas para solucionar problemas mayores.</text:p>
      <text:p text:style-name="Standard"/>
      <text:p text:style-name="Standard">Divide And Conquer es útil para problemas de gran tamaño que pueden dividirse en subproblemas de la misma clase que el problema inicial.</text:p>
      <text:p text:style-name="Standard">En Programación Dinámica se resuelven todos los subproblemas una sola vez, almacenando sus respuestas para utilizarlas más adelante.</text:p>
      <text:p text:style-name="Standard"/>
      <text:p text:style-name="Standard">Las propuestas por recurrencia de Divide And Conquer pueden tener un aumento en el orden del tiempo de ejecución debido a repetición de operaciones a causa de las divisiones del problema en subproblemas.</text:p>
      <text:p text:style-name="Standard">En Programación Dinámica, por lo general un problema se resuelve usando algoritmos iterativos, y aprovechando la información de resultados o estados anteriores, almacenándolos en tablas. Programación Dinámica tiene la ventaja de evitar repetición de operaciones.</text:p>
      <text:p text:style-name="Standard"/>
      <text:h text:style-name="Heading_20_2" text:outline-level="2"><text:bookmark-start text:name="__RefHeading__6775_259534695"/>3. ¿Para qué es útil el principio de optimalidad?<text:bookmark-end text:name="__RefHeading__6775_259534695"/></text:h>
      <text:p text:style-name="Standard">Para determinar si un problema de optimización puede ser resuelto usando Programación Dinámica, para luego proponer la recurrencia que determinará cómo almacenar los resultados intermedios, hasta el resultado final.</text:p>
      <text:h text:style-name="P19" text:outline-level="1"><text:bookmark-start text:name="__RefHeading__6783_259534695"/>4. Problema<text:bookmark-end text:name="__RefHeading__6783_259534695"/></text:h>
      <text:h text:style-name="Heading_20_2" text:outline-level="2"><text:bookmark-start text:name="__RefHeading__6785_259534695"/>1. Juegos de datos para contraejemplos<text:bookmark-end text:name="__RefHeading__6785_259534695"/></text:h>
      <text:p text:style-name="Standard"/>
      <text:p text:style-name="P5">Atributo Fecha de Inicio</text:p>
      <text:p text:style-name="Standard"/>
      <text:p text:style-name="Standard"><draw:frame draw:style-name="fr1" draw:name="Frame2" text:anchor-type="paragraph" svg:x="4.526cm" svg:y="0.363cm" svg:width="4.304cm" draw:z-index="0"><draw:text-box fo:min-height="3.08cm"><text:p text:style-name="Frame_20_contents">Charla 2</text:p><text:p text:style-name="Frame_20_contents">Fecha de inicio: 20</text:p><text:p text:style-name="Frame_20_contents">Fecha de fin:22</text:p><text:p text:style-name="Frame_20_contents">Asistentes:55</text:p></draw:text-box></draw:frame><draw:frame draw:style-name="fr1" draw:name="Frame1" text:anchor-type="paragraph" svg:x="9.176cm" svg:y="0.296cm" svg:width="4.304cm" draw:z-index="1"><draw:text-box fo:min-height="3.08cm"><text:p text:style-name="Frame_20_contents">Charla 3</text:p><text:p text:style-name="Frame_20_contents">Fecha de inicio: 12</text:p><text:p text:style-name="Frame_20_contents">Fecha de fin:15</text:p><text:p text:style-name="Frame_20_contents">Asistentes:2</text:p></draw:text-box></draw:frame><draw:frame draw:style-name="fr1" draw:name="Frame3" text:anchor-type="paragraph" svg:x="-0.065cm" svg:y="0.316cm" svg:width="4.304cm" draw:z-index="2"><draw:text-box fo:min-height="3.08cm"><text:p text:style-name="Frame_20_contents">Charla 1</text:p><text:p text:style-name="Frame_20_contents">Fecha de inicio: 9</text:p><text:p text:style-name="Frame_20_contents">Fecha de fin:10</text:p><text:p text:style-name="Frame_20_contents">Asistentes: 0</text:p></draw:text-box></draw:frame><draw:frame draw:style-name="fr1" draw:name="Frame4" text:anchor-type="paragraph" svg:x="13.674cm" svg:y="0.346cm" svg:width="4.304cm" draw:z-index="3"><draw:text-box fo:min-height="3.08cm"><text:p text:style-name="Frame_20_contents">Charla 4</text:p><text:p text:style-name="Frame_20_contents">Fecha de inicio: 21</text:p><text:p text:style-name="Frame_20_contents">Fecha de fin:23</text:p><text:p text:style-name="Frame_20_contents">Asistentes:5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rdenamiento por Fecha de Inicio descendente {Charla 4, Charla 2, Charla 3, Charla 1}</text:p>
      <text:p text:style-name="Standard"/>
      <text:p text:style-name="Standard">Se toma la charla 4 como primer elemento de la solución. Luego se procede a evaluar la compatibilidad de la charla 2 con la charla 4, como no son compatibles, no se la agrega.</text:p>
      <text:p text:style-name="Standard">Se pasa a evaluar la compatibilidad de la charla 3 con la 4 y como es compatible con ella, se agrega.</text:p>
      <text:p text:style-name="Standard">Mirando la charla 1 se ve que no hay problemas de compatibilidad. Por lo tanto la solución en este caso será &lt;4,3,1&gt;, que garantiza 52 asistentes. Sin embargo la solución óptima es &lt;2,3,1&gt;, que da 57 asistentes.</text:p>
      <text:p text:style-name="Standard"/>
      <text:p text:style-name="P5">Atributo Fecha de Fin</text:p>
      <text:p text:style-name="Standard"/>
      <text:p text:style-name="Standard"><draw:frame draw:style-name="fr1" draw:name="Frame5" text:anchor-type="paragraph" svg:x="0.104cm" svg:y="0.146cm" svg:width="4.304cm" draw:z-index="4"><draw:text-box fo:min-height="3.08cm"><text:p text:style-name="Frame_20_contents">Charla 1</text:p><text:p text:style-name="Frame_20_contents">Fecha de inicio: 19</text:p><text:p text:style-name="Frame_20_contents">Fecha de fin:23</text:p><text:p text:style-name="Frame_20_contents">Asistentes: 11</text:p></draw:text-box></draw:frame><draw:frame draw:style-name="fr1" draw:name="Frame6" text:anchor-type="paragraph" svg:x="4.715cm" svg:y="0.205cm" svg:width="4.304cm" draw:z-index="5"><draw:text-box fo:min-height="3.08cm"><text:p text:style-name="Frame_20_contents">Charla 2</text:p><text:p text:style-name="Frame_20_contents">Fecha de inicio: 15</text:p><text:p text:style-name="Frame_20_contents">Fecha de fin:17</text:p><text:p text:style-name="Frame_20_contents">Asistentes: 0</text:p></draw:text-box></draw:frame><draw:frame draw:style-name="fr1" draw:name="Frame7" text:anchor-type="paragraph" svg:x="9.366cm" svg:y="0.166cm" svg:width="4.304cm" draw:z-index="6"><draw:text-box fo:min-height="3.08cm"><text:p text:style-name="Frame_20_contents">Charla 3</text:p><text:p text:style-name="Frame_20_contents">Fecha de inicio: 20</text:p><text:p text:style-name="Frame_20_contents">Fecha de fin:22</text:p><text:p text:style-name="Frame_20_contents">Asistentes: 58</text:p></draw:text-box></draw:frame><draw:frame draw:style-name="fr1" draw:name="Frame8" text:anchor-type="paragraph" svg:x="13.825cm" svg:y="0.127cm" svg:width="4.304cm" draw:z-index="7"><draw:text-box fo:min-height="3.08cm"><text:p text:style-name="Frame_20_contents">Charla 4</text:p><text:p text:style-name="Frame_20_contents">Fecha de inicio: 10</text:p><text:p text:style-name="Frame_20_contents">Fecha de fin:13</text:p><text:p text:style-name="Frame_20_contents">Asistentes: 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rdenamiento por Fecha de fin descendente {Charla 1, Charla 3, Charla 2, Charla 4}</text:p>
      <text:p text:style-name="Standard"/>
      <text:p text:style-name="Standard">Se toma la charla 1 como primer elemento de la solución, y luego se evalúa la compatibilidad con la charla 3. Claramente no son compatibles, por lo tanto se descarta la 3.</text:p>
      <text:p text:style-name="Standard">Mirando la charla 2 se puede ver que es compatible con la 1, por lo tanto se la agrega a la solución.</text:p>
      <text:p text:style-name="Standard">La charla 4 también es compatible con las que ya están en la solución. Entonces se la incluye. La solución propuesta es &lt;1,2,4&gt; que da un total de 16 asistentes. Sin embargo, la solución óptima es &lt;3,2,4&gt;, que garantiza 63 asistentes.</text:p>
      <text:p text:style-name="P8">Atributo Duración</text:p>
      <text:p text:style-name="Standard"/>
      <text:p text:style-name="Standard"><draw:frame draw:style-name="fr1" draw:name="Frame9" text:anchor-type="paragraph" svg:x="0.104cm" svg:y="0.146cm" svg:width="4.304cm" draw:z-index="8"><draw:text-box fo:min-height="3.08cm"><text:p text:style-name="Frame_20_contents">Charla 1</text:p><text:p text:style-name="Frame_20_contents">Fecha de inicio: 10</text:p><text:p text:style-name="Frame_20_contents">Fecha de fin:12</text:p><text:p text:style-name="Frame_20_contents">Duración:2</text:p><text:p text:style-name="Frame_20_contents">Asistentes: 80</text:p></draw:text-box></draw:frame><draw:frame draw:style-name="fr1" draw:name="Frame10" text:anchor-type="paragraph" svg:x="4.62cm" svg:y="0.166cm" svg:width="4.304cm" draw:z-index="9"><draw:text-box fo:min-height="3.08cm"><text:p text:style-name="Frame_20_contents">Charla 2</text:p><text:p text:style-name="Frame_20_contents">Fecha de inicio: 13</text:p><text:p text:style-name="Frame_20_contents">Fecha de fin:15</text:p><text:p text:style-name="Frame_20_contents">Duración:2</text:p><text:p text:style-name="Frame_20_contents">Asistentes: 80</text:p></draw:text-box></draw:frame><draw:frame draw:style-name="fr1" draw:name="Frame11" text:anchor-type="paragraph" svg:x="9.081cm" svg:y="0.166cm" svg:width="4.304cm" draw:z-index="10"><draw:text-box fo:min-height="3.08cm"><text:p text:style-name="Frame_20_contents">Charla 3</text:p><text:p text:style-name="Frame_20_contents">Fecha de inicio: 9</text:p><text:p text:style-name="Frame_20_contents">Fecha de fin:19</text:p><text:p text:style-name="Frame_20_contents">Duración:10</text:p><text:p text:style-name="Frame_20_contents">Asistentes: 5</text:p></draw:text-box></draw:frame><draw:frame draw:style-name="fr1" draw:name="Frame12" text:anchor-type="paragraph" svg:x="13.522cm" svg:y="0.148cm" svg:width="4.304cm" draw:z-index="11"><draw:text-box fo:min-height="3.08cm"><text:p text:style-name="Frame_20_contents">Charla 4</text:p><text:p text:style-name="Frame_20_contents">Fecha de inicio: 17</text:p><text:p text:style-name="Frame_20_contents">Fecha de fin:19</text:p><text:p text:style-name="Frame_20_contents">Duración:2</text:p><text:p text:style-name="Frame_20_contents">Asistentes: 20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rdenamiento por Duración descendente {Charla 3, Charla 1, Charla 2, Charla 4}</text:p>
      <text:p text:style-name="Standard"/>
      <text:p text:style-name="Standard">Se agrega la charla 3 a la solución, y al mirar las demás se ve claramente que ninguna es compatible con ella. La solución propuesta es &lt;3&gt; que da lugar a 5 asistentes, sin embargo la solución óptima es &lt;1,2,4&gt;, dando lugar a 285 asistentes.</text:p>
      <text:p text:style-name="Standard"/>
      <text:p text:style-name="P5">Atributo Asistentes</text:p>
      <text:p text:style-name="Standard"/>
      <text:p text:style-name="Standard"><draw:frame draw:style-name="fr1" draw:name="Frame13" text:anchor-type="paragraph" svg:x="0.104cm" svg:y="0.146cm" svg:width="4.304cm" draw:z-index="12"><draw:text-box fo:min-height="2.642cm"><text:p text:style-name="Frame_20_contents">Charla 1</text:p><text:p text:style-name="Frame_20_contents">Fecha de inicio: 10</text:p><text:p text:style-name="Frame_20_contents">Fecha de fin:16</text:p><text:p text:style-name="Frame_20_contents">Asistentes: 45</text:p></draw:text-box></draw:frame><draw:frame draw:style-name="fr1" draw:name="Frame14" text:anchor-type="paragraph" svg:x="4.847cm" svg:y="0.146cm" svg:width="4.304cm" draw:z-index="13"><draw:text-box fo:min-height="2.699cm"><text:p text:style-name="Frame_20_contents">Charla 2</text:p><text:p text:style-name="Frame_20_contents">Fecha de inicio: 17</text:p><text:p text:style-name="Frame_20_contents">Fecha de fin:19</text:p><text:p text:style-name="Frame_20_contents">Asistentes: 45</text:p></draw:text-box></draw:frame><draw:frame draw:style-name="fr1" draw:name="Frame15" text:anchor-type="paragraph" svg:x="9.622cm" svg:y="0.127cm" svg:width="4.304cm" draw:z-index="14"><draw:text-box fo:min-height="2.72cm"><text:p text:style-name="Frame_20_contents">Charla 3</text:p><text:p text:style-name="Frame_20_contents">Fecha de inicio: 15</text:p><text:p text:style-name="Frame_20_contents">Fecha de fin:18</text:p><text:p text:style-name="Frame_20_contents">Asistentes: 8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rdenamiento por Asistentes descendente {Charla 3, Charla 1, Charla 2}</text:p>
      <text:p text:style-name="Standard"/>
      <text:p text:style-name="Standard">Se incluye la charla 3 a la solución, y se procede a mirar la charla 1. Ésta no es compatible con la 3, por lo que se la descarta. La charla 2 tampoco es compatible, y por lo tanto la solución alcanzada es &lt;3&gt; que permite tener 80 asistentes. Sin embargo la solución óptima es &lt;1,2&gt; que garantiza 90 de ellos.</text:p>
      <text:h text:style-name="P20" text:outline-level="2"><text:bookmark-start text:name="__RefHeading__2135_1651985802"/>2.<text:bookmark-end text:name="__RefHeading__2135_1651985802"/></text:h>
      <text:h text:style-name="P22" text:outline-level="3"><text:bookmark-start text:name="__RefHeading__2137_1651985802"/>I- Probar que se puede usar Programación Dinámica demostrando que se cumple el principio de optimalidad.<text:bookmark-end text:name="__RefHeading__2137_1651985802"/></text:h>
      <text:p text:style-name="Standard"/>
      <text:p text:style-name="Standard">Sea<draw:frame draw:style-name="fr2" draw:name="Object1" text:anchor-type="as-char" svg:y="-0.393cm" svg:width="4.658cm" svg:height="0.563cm" draw:z-index="15"><draw:object xlink:href="./Object 1" xlink:type="simple" xlink:show="embed" xlink:actuate="onLoad"/><draw:image xlink:href="./ObjectReplacements/Object 1" xlink:type="simple" xlink:show="embed" xlink:actuate="onLoad"/><svg:desc>fórmula</svg:desc></draw:frame>el conjunto de charlas que maximiza la cantidad de asistentes, supongamos ordenadas por fecha de finalización, siendo n la cantidad total de charlas.</text:p>
      <text:p text:style-name="Standard"/>
      <text:p text:style-name="Standard">Se deduce que <draw:frame draw:style-name="fr2" draw:name="Object2" text:anchor-type="as-char" svg:y="-0.393cm" svg:width="2.566cm" svg:height="0.563cm" draw:z-index="16"><draw:object xlink:href="./Object 2" xlink:type="simple" xlink:show="embed" xlink:actuate="onLoad"/><draw:image xlink:href="./ObjectReplacements/Object 2" xlink:type="simple" xlink:show="embed" xlink:actuate="onLoad"/><svg:desc>fórmula</svg:desc></draw:frame> debe ser solución óptima para el intervalo de tiempo que abarcan, de no ser así existirían <draw:frame draw:style-name="fr2" draw:name="Object3" text:anchor-type="as-char" svg:y="-0.393cm" svg:width="2.235cm" svg:height="0.563cm" draw:z-index="17"><draw:object xlink:href="./Object 3" xlink:type="simple" xlink:show="embed" xlink:actuate="onLoad"/><draw:image xlink:href="./ObjectReplacements/Object 3" xlink:type="simple" xlink:show="embed" xlink:actuate="onLoad"/><svg:desc>fórmula</svg:desc></draw:frame><draw:frame draw:style-name="fr2" draw:name="Objeto1" text:anchor-type="as-char" svg:y="-0.393cm" svg:width="1.692cm" svg:height="0.492cm" draw:z-index="34"><draw:object xlink:href="./Object 20" xlink:type="simple" xlink:show="embed" xlink:actuate="onLoad"/><draw:image xlink:href="./ObjectReplacements/Object 20" xlink:type="simple" xlink:show="embed" xlink:actuate="onLoad"/></draw:frame> solución óptima para el intervalo de tiempo que abarcan <draw:frame draw:style-name="fr2" draw:name="Object4" text:anchor-type="as-char" svg:y="-0.393cm" svg:width="2.57cm" svg:height="0.563cm" draw:z-index="18"><draw:object xlink:href="./Object 4" xlink:type="simple" xlink:show="embed" xlink:actuate="onLoad"/><draw:image xlink:href="./ObjectReplacements/Object 4" xlink:type="simple" xlink:show="embed" xlink:actuate="onLoad"/><svg:desc>fórmula</svg:desc></draw:frame>.</text:p>
      <text:p text:style-name="Standard"/>
      <text:p text:style-name="Standard">Entonces <draw:frame draw:style-name="fr2" draw:name="Object5" text:anchor-type="as-char" svg:y="-0.393cm" svg:width="2.792cm" svg:height="0.563cm" draw:z-index="19"><draw:object xlink:href="./Object 5" xlink:type="simple" xlink:show="embed" xlink:actuate="onLoad"/><draw:image xlink:href="./ObjectReplacements/Object 5" xlink:type="simple" xlink:show="embed" xlink:actuate="onLoad"/><svg:desc>fórmula</svg:desc></draw:frame>maximizaría la cantidad de asistentes pues <draw:frame draw:style-name="fr2" draw:name="Object6" text:anchor-type="as-char" svg:y="-0.393cm" svg:width="0.635cm" svg:height="0.563cm" draw:z-index="20"><draw:object xlink:href="./Object 6" xlink:type="simple" xlink:show="embed" xlink:actuate="onLoad"/><draw:image xlink:href="./ObjectReplacements/Object 6" xlink:type="simple" xlink:show="embed" xlink:actuate="onLoad"/><svg:desc>fórmula</svg:desc></draw:frame>es compatible con cada elemento del conjunto <draw:frame draw:style-name="fr2" draw:name="Object7" text:anchor-type="as-char" svg:y="-0.393cm" svg:width="2.235cm" svg:height="0.563cm" draw:z-index="21"><draw:object xlink:href="./Object 7" xlink:type="simple" xlink:show="embed" xlink:actuate="onLoad"/><draw:image xlink:href="./ObjectReplacements/Object 7" xlink:type="simple" xlink:show="embed" xlink:actuate="onLoad"/><svg:desc>fórmula</svg:desc></draw:frame>lo cual es absurdo pues <draw:frame draw:style-name="fr2" draw:name="Object8" text:anchor-type="as-char" svg:y="-0.393cm" svg:width="3.124cm" svg:height="0.563cm" draw:z-index="22"><draw:object xlink:href="./Object 8" xlink:type="simple" xlink:show="embed" xlink:actuate="onLoad"/><draw:image xlink:href="./ObjectReplacements/Object 8" xlink:type="simple" xlink:show="embed" xlink:actuate="onLoad"/><svg:desc>fórmula</svg:desc></draw:frame>es solución óptima.</text:p>
      <text:p text:style-name="Standard"/>
      <text:h text:style-name="P22" text:outline-level="3"><text:bookmark-start text:name="__RefHeading__2139_1651985802"/>II- Escriba la recurrencia.<text:bookmark-end text:name="__RefHeading__2139_1651985802"/></text:h>
      <text:p text:style-name="Standard">Supuesto el arreglo charlas[1..n] ordenado de forma creciente por fecha de fin.</text:p>
      <text:p text:style-name="Standard">Sean <text:span text:style-name="T1">j</text:span> la charla ubicada en la j-ésima posición<draw:frame draw:style-name="fr2" draw:name="Object10" text:anchor-type="as-char" svg:y="-0.393cm" svg:width="1.63cm" svg:height="0.492cm" draw:z-index="23"><draw:object xlink:href="./Object 9" xlink:type="simple" xlink:show="embed" xlink:actuate="onLoad"/><draw:image xlink:href="./ObjectReplacements/Object 9" xlink:type="simple" xlink:show="embed" xlink:actuate="onLoad"/><svg:desc>fórmula</svg:desc></draw:frame>y <text:span text:style-name="T1">T</text:span> el tiempo de finalización de la última charla.</text:p>
      <text:p text:style-name="Standard">Definimos<draw:frame draw:style-name="fr2" draw:name="Object9" text:anchor-type="as-char" svg:y="-0.393cm" svg:width="1.175cm" svg:height="0.563cm" draw:z-index="24"><draw:object xlink:href="./Object 10" xlink:type="simple" xlink:show="embed" xlink:actuate="onLoad"/><draw:image xlink:href="./ObjectReplacements/Object 10" xlink:type="simple" xlink:show="embed" xlink:actuate="onLoad"/><svg:desc>fórmula</svg:desc></draw:frame>para todo t, <draw:frame draw:style-name="fr2" draw:name="Objeto5" text:anchor-type="as-char" svg:y="-0.393cm" svg:width="1.699cm" svg:height="0.492cm" draw:z-index="35"><draw:object xlink:href="./Object 24" xlink:type="simple" xlink:show="embed" xlink:actuate="onLoad"/><draw:image xlink:href="./ObjectReplacements/Object 24" xlink:type="simple" xlink:show="embed" xlink:actuate="onLoad"/><svg:desc>fórmula</svg:desc></draw:frame>como la función que devuelve la cantidad máxima de asistentes para el tiempo t <text:s/>y las charlas del arreglo comprendidas desde 1 hasta j.</text:p>
      <text:p text:style-name="Standard"/>
      <text:p text:style-name="Standard">Se define la siguiente recurrencia:</text:p>
      <text:p text:style-name="Standard"/>
      <text:p text:style-name="P9"><draw:frame draw:style-name="fr2" draw:name="Object11" text:anchor-type="as-char" svg:y="-0.393cm" svg:width="1.175cm" svg:height="0.563cm" draw:z-index="25"><draw:object xlink:href="./Object 11" xlink:type="simple" xlink:show="embed" xlink:actuate="onLoad"/><draw:image xlink:href="./ObjectReplacements/Object 11" xlink:type="simple" xlink:show="embed" xlink:actuate="onLoad"/><svg:desc>fórmula</svg:desc></draw:frame>= máximo ({<draw:frame draw:style-name="fr2" draw:name="Object12" text:anchor-type="as-char" svg:y="-0.393cm" svg:width="10.797cm" svg:height="0.563cm" draw:z-index="26"><draw:object xlink:href="./Object 12" xlink:type="simple" xlink:show="embed" xlink:actuate="onLoad"/><draw:image xlink:href="./ObjectReplacements/Object 12" xlink:type="simple" xlink:show="embed" xlink:actuate="onLoad"/><svg:desc>fórmula</svg:desc></draw:frame>, <draw:frame draw:style-name="fr2" draw:name="Object13" text:anchor-type="as-char" svg:y="-0.393cm" svg:width="1.549cm" svg:height="0.563cm" draw:z-index="27"><draw:object xlink:href="./Object 13" xlink:type="simple" xlink:show="embed" xlink:actuate="onLoad"/><draw:image xlink:href="./ObjectReplacements/Object 13" xlink:type="simple" xlink:show="embed" xlink:actuate="onLoad"/><svg:desc>fórmula</svg:desc></draw:frame>}) <text:s/></text:p>
      <text:p text:style-name="Standard"/>
      <text:p text:style-name="Standard">Si charlas[j] es solución óptima entonces se suma su valor junto con la solución óptima para el tiempo charlas[j].fechainicio desde 1..ui que son el conjunto de charlas que comprenden todas las charlas compatibles con charlas[j].</text:p>
      <text:p text:style-name="Standard"/>
      <text:p text:style-name="Standard">Si charlas[j] no es solución entonces la solución óptima saldrá de no considerar a j, para el tiempo t.</text:p>
      <text:h text:style-name="P21" text:outline-level="2"><text:bookmark-start text:name="__RefHeading__6791_259534695"/>3. Escriba el seudocódigo correspondiente a esta recurrencia<text:bookmark-end text:name="__RefHeading__6791_259534695"/></text:h>
      <text:p text:style-name="Standard"/>
      <text:p text:style-name="Standard">charlas[1..n] Arreglo de charlas ordenadas en forma creciente por atributo Fecha de fin</text:p>
      <text:p text:style-name="Standard">cantidadObjetos cantidad de charlas del arreglo</text:p>
      <text:p text:style-name="Standard">inicioSala Horario de inicio de la sala</text:p>
      <text:p text:style-name="Standard">finSala Hora de fin de la sala</text:p>
      <text:p text:style-name="Standard"/>
      <text:p text:style-name="Standard">La matriz g[cantidadObjetos + 1][cantHoras +1] almacena los estados de las soluciones óptimas para cada caso.</text:p>
      <text:p text:style-name="Standard">Se recorren las columnas desde la última fila de g, <text:s/>hasta la primera.</text:p>
      <text:p text:style-name="Standard">La ultima fila representa la solución para cero charlas.</text:p>
      <text:p text:style-name="Standard">La anteúltima representa las soluciones para una charla, siendo ésta la del primer elemento del arreglo charlas[1...n]</text:p>
      <text:p text:style-name="Standard">La primer fila viene a representar las soluciones considerando a todas las charlas del arreglo.</text:p>
      <text:p text:style-name="Standard"/>
      <text:p text:style-name="P12">//La primera fila de la matriz g corresponde a los estados considerando el ultimo elemento del arreglo charlas</text:p>
      <text:p text:style-name="Standard"><text:span text:style-name="T6">int</text:span> <text:span text:style-name="T5">max_asistentes</text:span>(<text:span text:style-name="T6">int</text:span> *charlas, <text:span text:style-name="T6">int</text:span> cantidadObjetos , <text:span text:style-name="T6">int</text:span> inicioSala, <text:span text:style-name="T6">int</text:span> finSala)</text:p>
      <text:p text:style-name="Standard">{</text:p>
      <text:p text:style-name="P12"><text:tab/>//Inicialización de tabla</text:p>
      <text:p text:style-name="Standard"><text:tab/><text:span text:style-name="T6">int</text:span> cantHoras=0;</text:p>
      <text:p text:style-name="Standard"><text:tab/><text:span text:style-name="T6">int</text:span> ui=0;</text:p>
      <text:p text:style-name="Standard"><text:tab/><text:span text:style-name="T7">for</text:span>(<text:span text:style-name="T6">int</text:span> i = inicio; i &lt; fin; i++)</text:p>
      <text:p text:style-name="Standard"><text:tab/><text:tab/>cantHoras++;</text:p>
      <text:p text:style-name="Standard"><text:tab/><text:span text:style-name="T6">int</text:span> g[cantidadObjetos + 1][cantHoras +1]</text:p>
      <text:p text:style-name="Standard"/>
      <text:p text:style-name="P12"><text:tab/>//Inicialización ultima fila</text:p>
      <text:p text:style-name="Standard"><text:tab/><text:span text:style-name="T7">for</text:span>(<text:span text:style-name="T6">int</text:span> c=0; c&lt;=cantHoras; c++)</text:p>
      <text:p text:style-name="Standard"><text:tab/><text:tab/>g[cantidadObjetos][c]=0;</text:p>
      <text:p text:style-name="P12"><text:tab/>//Recorrida de filas desde la (n – 1)-ésimas filas de la matriz, columna a columna</text:p>
      <text:p text:style-name="Standard"><text:tab/><text:span text:style-name="T7">for</text:span>(<text:span text:style-name="T6">int</text:span> <text:s/>j = cantidadObjetos -1; j&gt;=0; j--){</text:p>
      <text:p text:style-name="Standard"><text:tab/><text:tab/>ui=<text:span text:style-name="T5">siguienteCompatible</text:span>( charlas, (cantidadObjetos <text:s/>- 1)- j, cantidadObjetos);</text:p>
      <text:p text:style-name="Standard"><text:tab/><text:tab/><text:span text:style-name="T7">for</text:span>(<text:span text:style-name="T6">int</text:span> c=0; c &lt;= cantHoras; c++){</text:p>
      <text:p text:style-name="Standard"><text:tab/><text:tab/><text:tab/><text:span text:style-name="T7">if</text:span>(charlas[(cantidadObjetos <text:s/>- 1) - j].fechafin &lt;= c + inicioSala){</text:p>
      <text:p text:style-name="Standard"/>
      <text:p text:style-name="P13"><text:tab/><text:tab/><text:tab/><text:tab/>g[j][c]=max(charlas[(cantidadObjetos <text:s/>- 1) - j].asistentes + </text:p>
      <text:p text:style-name="P13"><text:span text:style-name="T9"><text:tab/><text:tab/><text:tab/><text:tab/> <text:s text:c="3"/></text:span><text:s/>g[ui][charlas[(cantidadObjetos <text:s/>- 1) - j].fechainicial, g[j+1][c] )</text:p>
      <text:p text:style-name="Standard"/>
      <text:p text:style-name="Standard"><text:tab/><text:tab/><text:tab/>}<text:span text:style-name="T7">else</text:span></text:p>
      <text:p text:style-name="Standard"><text:tab/><text:tab/><text:tab/><text:tab/>g[j][c]=g[j+1][c]</text:p>
      <text:p text:style-name="Standard"><text:tab/><text:tab/>}</text:p>
      <text:p text:style-name="Standard"><text:tab/>}</text:p>
      <text:p text:style-name="Standard"><text:tab/><text:span text:style-name="T8">return</text:span> g[0][cantHoras]</text:p>
      <text:p text:style-name="Standard">}</text:p>
      <text:p text:style-name="Standard"/>
      <text:p text:style-name="P12"/>
      <text:p text:style-name="P12"/>
      <text:p text:style-name="P12"/>
      <text:p text:style-name="P12"/>
      <text:p text:style-name="P12"><text:soft-page-break/>//La función devuelve el índice de la fila en la tabla de estados de la charla anterior compatible mas próxima a la charla j.</text:p>
      <text:p text:style-name="Standard">int <text:span text:style-name="T4">siguienteCompatible</text:span>( <text:span text:style-name="T6">int</text:span> charlas; <text:span text:style-name="T6">int</text:span> j; <text:span text:style-name="T6">int</text:span> cantidadObjetos){</text:p>
      <text:p text:style-name="Standard"><text:tab/>indice=(cantidadObjetos - 1 - j)</text:p>
      <text:p text:style-name="Standard"><text:tab/><text:span text:style-name="T7">for</text:span>(<text:span text:style-name="T6">int</text:span> <text:s/>h = j-1; h&gt;=0; <text:s/>h--){</text:p>
      <text:p text:style-name="Standard"><text:tab/><text:tab/><text:span text:style-name="T7">if</text:span>(charla[h].fechafinal &lt;= <text:s/>charlas[j].fechainicial )</text:p>
      <text:p text:style-name="Standard"><text:tab/><text:tab/><text:tab/>return indice + (j-h);</text:p>
      <text:p text:style-name="Standard"><text:tab/>}</text:p>
      <text:p text:style-name="Standard"><text:tab/><text:span text:style-name="T8">return</text:span> cantidadObjetos;</text:p>
      <text:p text:style-name="Standard">}</text:p>
      <text:p text:style-name="Standard"/>
      <text:h text:style-name="P21" text:outline-level="2"><text:bookmark-start text:name="__RefHeading__2141_1651985802"/>4. Modifiquelo para que además devuelva la solución óptima<text:bookmark-end text:name="__RefHeading__2141_1651985802"/></text:h>
      <text:p text:style-name="Standard"/>
      <text:p text:style-name="Standard">Se define la matriz p[cantidadCharlas + 1][cantidadHoras + 1]</text:p>
      <text:p text:style-name="Standard">Con cantidadHoras siendo el intervalo de horas que está disponible la sala.</text:p>
      <text:p text:style-name="Standard"/>
      <text:p text:style-name="Standard">Siendo la entrada (i,j) <draw:frame draw:style-name="fr2" draw:name="Object14" text:anchor-type="as-char" svg:y="-0.393cm" svg:width="4.768cm" svg:height="0.492cm" draw:z-index="28"><draw:object xlink:href="./Object 14" xlink:type="simple" xlink:show="embed" xlink:actuate="onLoad"/><draw:image xlink:href="./ObjectReplacements/Object 14" xlink:type="simple" xlink:show="embed" xlink:actuate="onLoad"/><svg:desc>fórmula</svg:desc></draw:frame> <draw:frame draw:style-name="fr2" draw:name="Object15" text:anchor-type="as-char" svg:y="-0.393cm" svg:width="4.517cm" svg:height="0.492cm" draw:z-index="29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Standard">Y siendo </text:p>
      <text:p text:style-name="Standard"><draw:frame draw:style-name="fr2" draw:name="Object16" text:anchor-type="as-char" svg:y="-0.393cm" svg:width="1.162cm" svg:height="0.563cm" draw:z-index="30"><draw:object xlink:href="./Object 16" xlink:type="simple" xlink:show="embed" xlink:actuate="onLoad"/><draw:image xlink:href="./ObjectReplacements/Object 16" xlink:type="simple" xlink:show="embed" xlink:actuate="onLoad"/><svg:desc>fórmula</svg:desc></draw:frame>= máximo ({<draw:frame draw:style-name="fr2" draw:name="Object17" text:anchor-type="as-char" svg:y="-0.393cm" svg:width="10.594cm" svg:height="0.563cm" draw:z-index="31"><draw:object xlink:href="./Object 17" xlink:type="simple" xlink:show="embed" xlink:actuate="onLoad"/><draw:image xlink:href="./ObjectReplacements/Object 17" xlink:type="simple" xlink:show="embed" xlink:actuate="onLoad"/><svg:desc>fórmula</svg:desc></draw:frame>, <draw:frame draw:style-name="fr2" draw:name="Object18" text:anchor-type="as-char" svg:y="-0.393cm" svg:width="1.535cm" svg:height="0.563cm" draw:z-index="32"><draw:object xlink:href="./Object 18" xlink:type="simple" xlink:show="embed" xlink:actuate="onLoad"/><draw:image xlink:href="./ObjectReplacements/Object 18" xlink:type="simple" xlink:show="embed" xlink:actuate="onLoad"/><svg:desc>fórmula</svg:desc></draw:frame>}) <text:s/></text:p>
      <text:p text:style-name="Standard">en (i,j) se guarda o el índice i si se incluye en la solución o el índice óptimo para <draw:frame draw:style-name="fr2" draw:name="Object19" text:anchor-type="as-char" svg:y="-0.393cm" svg:width="1.535cm" svg:height="0.563cm" draw:z-index="33"><draw:object xlink:href="./Object 19" xlink:type="simple" xlink:show="embed" xlink:actuate="onLoad"/><draw:image xlink:href="./ObjectReplacements/Object 19" xlink:type="simple" xlink:show="embed" xlink:actuate="onLoad"/><svg:desc>fórmula</svg:desc></draw:frame>.</text:p>
      <text:p text:style-name="Standard">Es decir la matriz p almacena en sus entradas el índice de la ultima charla de la tupla solución óptima para el tiempo j, para el arreglo charlas[1...i].</text:p>
      <text:p text:style-name="Standard"/>
      <text:p text:style-name="Standard">De esta manera al final en la entrada (0, cantidadHoras) de la matriz p se obtendrá la última charla agregada a la solución.</text:p>
      <text:p text:style-name="Standard">Luego buscando el índice de charla óptimo para ui el compatible más próximo ui, y e<text:span text:style-name="T10">l</text:span> tiempo charlas[i].fechainicio se obtiene el siguiente índice que forma parte de la solución.</text:p>
      <text:p text:style-name="Standard">Procedemos así hasta que no haya más compatibles en los que buscar.</text:p>
      <text:p text:style-name="Standard"/>
      <text:p text:style-name="P12">//Calculo de la matriz p para obtener valores optimos</text:p>
      <text:p text:style-name="P12">//int optimo[cantidadObjetos + 1][cantHoras +1]</text:p>
      <text:p text:style-name="Standard"><text:span text:style-name="T6">int</text:span> <text:span text:style-name="T5">max_asistentes</text:span>(<text:span text:style-name="T6">int</text:span> *charlas, <text:span text:style-name="T6">int</text:span> cantidadObjetos , <text:span text:style-name="T6">int</text:span> inicioSala, <text:span text:style-name="T6">int</text:span> finSala, <text:span text:style-name="T6">int</text:span> &amp;optimo)</text:p>
      <text:p text:style-name="Standard">{</text:p>
      <text:p text:style-name="P12"><text:tab/>//Inicialización de tabla</text:p>
      <text:p text:style-name="Standard"><text:tab/><text:span text:style-name="T6">int</text:span> cantHoras=0;</text:p>
      <text:p text:style-name="Standard"><text:tab/><text:span text:style-name="T6">int</text:span> ui=0;</text:p>
      <text:p text:style-name="Standard"><text:tab/><text:span text:style-name="T7">for</text:span>(<text:span text:style-name="T6">int</text:span> i = inicio; i &lt;= fin; i++)</text:p>
      <text:p text:style-name="Standard"><text:tab/><text:tab/>cantHoras++;</text:p>
      <text:p text:style-name="Standard"><text:tab/><text:span text:style-name="T6">int</text:span> g[cantidadObjetos + 1][cantHoras +1]</text:p>
      <text:p text:style-name="Standard"><text:tab/><text:span text:style-name="T6">int</text:span> optimo[cantidadObjetos + 1][cantHoras +1]</text:p>
      <text:p text:style-name="Standard"/>
      <text:p text:style-name="P12"><text:tab/>//Inicialización ultima fila</text:p>
      <text:p text:style-name="Standard"><text:tab/><text:span text:style-name="T7">for</text:span>(<text:span text:style-name="T6">int</text:span> c=0; c&lt;=cantHoras; c++){</text:p>
      <text:p text:style-name="Standard"><text:tab/><text:tab/>g[cantidadObjetos][c]=0;</text:p>
      <text:p text:style-name="Standard"><text:tab/><text:tab/>optimo[cantidadObjetos][c]=0;</text:p>
      <text:p text:style-name="Standard"><text:tab/>}</text:p>
      <text:p text:style-name="Standard"/>
      <text:p text:style-name="P12"><text:tab/>//Recorrida de filas desde la (n – 1)-ésimas filas de la matriz, columna a columna</text:p>
      <text:p text:style-name="Standard"><text:tab/><text:span text:style-name="T7">for</text:span>(<text:span text:style-name="T6">int</text:span> <text:s/>j = cantidadObjetos -1; j&gt;=0; j--){</text:p>
      <text:p text:style-name="Standard"><text:tab/><text:tab/>ui=<text:span text:style-name="T5">siguienteCompatible</text:span>( charlas, j, cantidadObjetos);</text:p>
      <text:p text:style-name="Standard"><text:tab/><text:tab/><text:span text:style-name="T7">for</text:span>(<text:span text:style-name="T6">int</text:span> c=0; c &lt;= cantHoras; c++){</text:p>
      <text:p text:style-name="Standard"><text:tab/><text:tab/><text:tab/><text:span text:style-name="T7">if</text:span>(charlas[(cantidadObjetos <text:s/>- 1)) - j].fechafin &lt; c + inicioSala){</text:p>
      <text:p text:style-name="P14"><text:tab/><text:tab/><text:tab/><text:tab/><text:span text:style-name="T7">if</text:span>(charlas[(cantidadObjetos <text:s/>- 1) - j].asistentes + g[ui][(cantidadObjetos <text:s/>- 1) - j].fechainicial &gt;= g[j+1][c])</text:p>
      <text:p text:style-name="P14"><text:tab/><text:tab/><text:tab/>{</text:p>
      <text:p text:style-name="Standard"><text:tab/><text:tab/><text:tab/><text:tab/><text:tab/>g[j][c]=charlas[(cantidadObjetos <text:s/>- 1) - j].asistentes + g[ui][charlas[(cantidadObjetos <text:s/>- 1) - j].fechainicial;</text:p>
      <text:p text:style-name="Standard"><text:tab/><text:tab/><text:tab/><text:tab/><text:tab/>optimo[j][c]=j;</text:p>
      <text:p text:style-name="Standard"><text:soft-page-break/><text:tab/><text:tab/><text:tab/><text:tab/>}<text:span text:style-name="T7">else</text:span>{</text:p>
      <text:p text:style-name="Standard"><text:tab/><text:tab/><text:tab/><text:tab/><text:tab/>g[j][c]=g[j+1][c];</text:p>
      <text:p text:style-name="P6"><text:tab/><text:tab/><text:tab/><text:tab/><text:tab/><text:span text:style-name="T3">optimo[j][c]=optimo[j+1][c];</text:span></text:p>
      <text:p text:style-name="Standard"><text:tab/><text:tab/><text:tab/><text:tab/>}</text:p>
      <text:p text:style-name="Standard"><text:tab/><text:tab/><text:tab/>}</text:p>
      <text:p text:style-name="Standard"><text:tab/><text:tab/><text:tab/><text:span text:style-name="T7">else</text:span>{</text:p>
      <text:p text:style-name="Standard"><text:tab/><text:tab/><text:tab/><text:tab/>g[j][c]=g[j+1][c];</text:p>
      <text:p text:style-name="P11"><text:tab/><text:tab/><text:tab/><text:tab/>optimo[j][c]=optimo[j+1][c];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<text:span text:style-name="T8">return</text:span> g[0][cantHoras]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 clara</meta:initial-creator>
    <meta:creation-date>2015-11-05T14:15:41.92</meta:creation-date>
    <dc:date>2015-11-06T17:38:24</dc:date>
    <meta:editing-duration>PT3H24M15S</meta:editing-duration>
    <meta:editing-cycles>39</meta:editing-cycles>
    <meta:generator>LibreOffice/3.6$Linux_x86 LibreOffice_project/360m1$Build-2</meta:generator>
    <meta:document-statistic meta:table-count="0" meta:image-count="0" meta:object-count="21" meta:page-count="10" meta:paragraph-count="222" meta:word-count="1742" meta:character-count="10936" meta:non-whitespace-character-count="9244"/>
  </office:meta>
</office:document-meta>
</file>

<file path=Object 1/content.xml><?xml version="1.0" encoding="utf-8"?>
<math xmlns="http://www.w3.org/1998/Math/MathML" display="block">
  <semantics>
    <mrow>
      <mo stretchy="false">{</mo>
      <msub>
        <mi>x</mi>
        <mn>0,</mn>
      </msub>
      <msub>
        <mi>x</mi>
        <mn>1,</mn>
      </msub>
      <mn>...</mn>
      <mi>,</mi>
      <msub>
        <mi>x</mi>
        <mrow>
          <mi>k</mi>
          <mo stretchy="false">−</mo>
          <mn>1</mn>
        </mrow>
      </msub>
      <mo stretchy="false">}</mo>
      <mspace width="0.5em"/>
      <mrow>
        <mn>0</mn>
        <mo stretchy="false">≤</mo>
        <mi>k</mi>
        <mo stretchy="false">&lt;</mo>
        <mi>n</mi>
      </mrow>
    </mrow>
    <annotation encoding="StarMath 5.0">\{x_0, x_1, ..., x_{ k-1 }\} `0&lt;=k&lt;n</annotation>
  </semantics>
</math>
</file>

<file path=Object 10/content.xml><?xml version="1.0" encoding="utf-8"?>
<math xmlns="http://www.w3.org/1998/Math/MathML" display="block">
  <semantics>
    <mrow>
      <msub>
        <mi>f</mi>
        <mi>j</mi>
      </msub>
      <mrow>
        <mo fence="true" stretchy="false">(</mo>
        <mrow>
          <mi>t</mi>
        </mrow>
        <mo fence="true" stretchy="false">)</mo>
      </mrow>
    </mrow>
    <annotation encoding="StarMath 5.0">f_j( t) </annotation>
  </semantics>
</math>
</file>

<file path=Object 11/content.xml><?xml version="1.0" encoding="utf-8"?>
<math xmlns="http://www.w3.org/1998/Math/MathML">
  <semantics>
    <mrow>
      <msub>
        <mi>f</mi>
        <mi>j</mi>
      </msub>
      <mrow>
        <mo stretchy="false">(</mo>
        <mrow>
          <mi>t</mi>
        </mrow>
        <mo stretchy="false">)</mo>
      </mrow>
    </mrow>
    <annotation encoding="StarMath 5.0">f_j( t )</annotation>
  </semantics>
</math>
</file>

<file path=Object 12/content.xml><?xml version="1.0" encoding="utf-8"?>
<math xmlns="http://www.w3.org/1998/Math/MathML">
  <semantics>
    <mrow>
      <mi mathvariant="italic">charlas</mi>
      <mrow>
        <mo stretchy="false">[</mo>
        <mrow>
          <mi>j</mi>
        </mrow>
        <mo stretchy="false">]</mo>
      </mrow>
      <mn>.</mn>
      <mi mathvariant="italic">asistentes</mi>
      <mrow>
        <mi/>
        <mo stretchy="false">+</mo>
        <mi/>
      </mrow>
      <msub>
        <mi>f</mi>
        <mrow>
          <mi mathvariant="italic">uj</mi>
        </mrow>
      </msub>
      <mrow>
        <mo stretchy="false">(</mo>
        <mrow>
          <mi mathvariant="italic">charlas</mi>
          <mrow>
            <mo stretchy="false">[</mo>
            <mrow>
              <mi>j</mi>
            </mrow>
            <mo stretchy="false">]</mo>
          </mrow>
          <mn>.</mn>
          <mi mathvariant="italic">fechainicio</mi>
        </mrow>
        <mo stretchy="false">)</mo>
      </mrow>
    </mrow>
    <annotation encoding="StarMath 5.0">charlas[ j ].asistentes `+ `f_{uj}(charlas[j].fechainicio) </annotation>
  </semantics>
</math>
</file>

<file path=Object 13/content.xml><?xml version="1.0" encoding="utf-8"?>
<math xmlns="http://www.w3.org/1998/Math/MathML">
  <semantics>
    <mrow>
      <msub>
        <mi>f</mi>
        <mrow>
          <mrow>
            <mi>j</mi>
            <mo stretchy="false">−</mo>
            <mn>1</mn>
          </mrow>
        </mrow>
      </msub>
      <mrow>
        <mo stretchy="false">(</mo>
        <mrow>
          <mi>t</mi>
        </mrow>
        <mo stretchy="false">)</mo>
      </mrow>
    </mrow>
    <annotation encoding="StarMath 5.0">f_{j-1 }( t )</annotation>
  </semantics>
</math>
</file>

<file path=Object 14/content.xml><?xml version="1.0" encoding="utf-8"?>
<math xmlns="http://www.w3.org/1998/Math/MathML" display="block">
  <semantics>
    <mrow>
      <mn>0</mn>
      <mo stretchy="false">≤</mo>
      <mi>i</mi>
      <mo stretchy="false">&lt;</mo>
      <mi mathvariant="italic">cantidadCharlas</mi>
    </mrow>
    <annotation encoding="StarMath 5.0">0&lt;=i&lt;cantidadCharlas</annotation>
  </semantics>
</math>
</file>

<file path=Object 15/content.xml><?xml version="1.0" encoding="utf-8"?>
<math xmlns="http://www.w3.org/1998/Math/MathML" display="block">
  <semantics>
    <mrow>
      <mn>0</mn>
      <mo stretchy="false">≤</mo>
      <mi>j</mi>
      <mo stretchy="false">&lt;</mo>
      <mi mathvariant="italic">cantidadHoras</mi>
    </mrow>
    <annotation encoding="StarMath 5.0">0&lt;=j&lt;cantidadHoras</annotation>
  </semantics>
</math>
</file>

<file path=Object 16/content.xml><?xml version="1.0" encoding="utf-8"?>
<math xmlns="http://www.w3.org/1998/Math/MathML" display="block">
  <semantics>
    <mrow>
      <msub>
        <mi>f</mi>
        <mi>i</mi>
      </msub>
      <mrow>
        <mo fence="true" stretchy="false">(</mo>
        <mrow>
          <mi>j</mi>
        </mrow>
        <mo fence="true" stretchy="false">)</mo>
      </mrow>
    </mrow>
    <annotation encoding="StarMath 5.0">f_i( j )</annotation>
  </semantics>
</math>
</file>

<file path=Object 17/content.xml><?xml version="1.0" encoding="utf-8"?>
<math xmlns="http://www.w3.org/1998/Math/MathML" display="block">
  <semantics>
    <mrow>
      <mi mathvariant="italic">charlas</mi>
      <mrow>
        <mo fence="true" stretchy="false">[</mo>
        <mrow>
          <mi>i</mi>
        </mrow>
        <mo fence="true" stretchy="false">]</mo>
      </mrow>
      <mn>.</mn>
      <mi mathvariant="italic">asistentes</mi>
      <mrow>
        <mspace width="0.5em"/>
        <mo stretchy="false">+</mo>
        <mspace width="0.5em"/>
      </mrow>
      <msub>
        <mi>f</mi>
        <mi mathvariant="italic">ui</mi>
      </msub>
      <mrow>
        <mo fence="true" stretchy="false">(</mo>
        <mrow>
          <mrow>
            <mi mathvariant="italic">charlas</mi>
            <mrow>
              <mo fence="true" stretchy="false">[</mo>
              <mrow>
                <mi>i</mi>
              </mrow>
              <mo fence="true" stretchy="false">]</mo>
            </mrow>
            <mn>.</mn>
            <mi mathvariant="italic">fechainicio</mi>
          </mrow>
        </mrow>
        <mo fence="true" stretchy="false">)</mo>
      </mrow>
    </mrow>
    <annotation encoding="StarMath 5.0">charlas[ i ].asistentes `+ `f_{ui}(charlas[i].fechainicio) </annotation>
  </semantics>
</math>
</file>

<file path=Object 18/content.xml><?xml version="1.0" encoding="utf-8"?>
<math xmlns="http://www.w3.org/1998/Math/MathML" display="block">
  <semantics>
    <mrow>
      <msub>
        <mi>f</mi>
        <mrow>
          <mi>i</mi>
          <mo stretchy="false">−</mo>
          <mn>1</mn>
        </mrow>
      </msub>
      <mrow>
        <mo fence="true" stretchy="false">(</mo>
        <mrow>
          <mi>j</mi>
        </mrow>
        <mo fence="true" stretchy="false">)</mo>
      </mrow>
    </mrow>
    <annotation encoding="StarMath 5.0">f_{i-1 }( j )</annotation>
  </semantics>
</math>
</file>

<file path=Object 19/content.xml><?xml version="1.0" encoding="utf-8"?>
<math xmlns="http://www.w3.org/1998/Math/MathML" display="block">
  <semantics>
    <mrow>
      <msub>
        <mi>f</mi>
        <mrow>
          <mi>i</mi>
          <mo stretchy="false">−</mo>
          <mn>1</mn>
        </mrow>
      </msub>
      <mrow>
        <mo fence="true" stretchy="false">(</mo>
        <mrow>
          <mi>j</mi>
        </mrow>
        <mo fence="true" stretchy="false">)</mo>
      </mrow>
    </mrow>
    <annotation encoding="StarMath 5.0">f_{i-1 }( j )</annotation>
  </semantics>
</math>
</file>

<file path=Object 2/content.xml><?xml version="1.0" encoding="utf-8"?>
<math xmlns="http://www.w3.org/1998/Math/MathML" display="block">
  <semantics>
    <mrow>
      <mo stretchy="false">{</mo>
      <msub>
        <mi>x</mi>
        <mn>1,</mn>
      </msub>
      <mn>...</mn>
      <mi>,</mi>
      <msub>
        <mi>x</mi>
        <mrow>
          <mi>k</mi>
          <mo stretchy="false">−</mo>
          <mn>1</mn>
        </mrow>
      </msub>
      <mo stretchy="false">}</mo>
    </mrow>
    <annotation encoding="StarMath 5.0">\{ x_1, ...,x_{k-1} \}</annotation>
  </semantics>
</math>
</file>

<file path=Object 20/content.xml><?xml version="1.0" encoding="utf-8"?>
<math xmlns="http://www.w3.org/1998/Math/MathML">
  <semantics>
    <mrow>
      <mrow>
        <mrow>
          <mn>1</mn>
          <mo stretchy="false">≤</mo>
          <mi>j</mi>
        </mrow>
        <mo stretchy="false">&lt;</mo>
        <mi>n</mi>
      </mrow>
    </mrow>
    <annotation encoding="StarMath 5.0">1&lt;=j&lt;n</annotation>
  </semantics>
</math>
</file>

<file path=Object 24/content.xml><?xml version="1.0" encoding="utf-8"?>
<math xmlns="http://www.w3.org/1998/Math/MathML">
  <semantics>
    <mrow>
      <mrow>
        <mrow>
          <mn>0</mn>
          <mo stretchy="false">≤</mo>
          <mi>t</mi>
        </mrow>
        <mo stretchy="false">≤</mo>
        <mi>T</mi>
      </mrow>
    </mrow>
    <annotation encoding="StarMath 5.0">0&lt;=t&lt;=T</annotation>
  </semantics>
</math>
</file>

<file path=Object 3/content.xml><?xml version="1.0" encoding="utf-8"?>
<math xmlns="http://www.w3.org/1998/Math/MathML">
  <semantics>
    <mrow>
      <mo stretchy="false">{</mo>
      <msub>
        <mi>r</mi>
        <mrow>
          <mn>1</mn>
        </mrow>
      </msub>
      <mi>,</mi>
      <mn>...</mn>
      <mi>,</mi>
      <msub>
        <mi>r</mi>
        <mrow>
          <mi>j</mi>
        </mrow>
      </msub>
      <mo stretchy="false">}</mo>
    </mrow>
    <annotation encoding="StarMath 5.0">\{r_{1}, ..., r_{j}  \}</annotation>
  </semantics>
</math>
</file>

<file path=Object 4/content.xml><?xml version="1.0" encoding="utf-8"?>
<math xmlns="http://www.w3.org/1998/Math/MathML" display="block">
  <semantics>
    <mrow>
      <mo stretchy="false">{</mo>
      <msub>
        <mi>x</mi>
        <mn>1,</mn>
      </msub>
      <mn>...</mn>
      <mi>,</mi>
      <msub>
        <mi>x</mi>
        <mrow>
          <mi>k</mi>
          <mo stretchy="false">−</mo>
          <mn>1</mn>
        </mrow>
      </msub>
      <mo stretchy="false">}</mo>
    </mrow>
    <annotation encoding="StarMath 5.0">\{ x_1, ...,x_{k-1} \}</annotation>
  </semantics>
</math>
</file>

<file path=Object 5/content.xml><?xml version="1.0" encoding="utf-8"?>
<math xmlns="http://www.w3.org/1998/Math/MathML">
  <semantics>
    <mrow>
      <mo stretchy="false">{</mo>
      <msub>
        <mi>x</mi>
        <mn>0,</mn>
      </msub>
      <msub>
        <mi>r</mi>
        <mrow>
          <mn>1</mn>
        </mrow>
      </msub>
      <mi>,</mi>
      <mn>...</mn>
      <mi>,</mi>
      <msub>
        <mi>r</mi>
        <mrow>
          <mi>j</mi>
        </mrow>
      </msub>
      <mo stretchy="false">}</mo>
    </mrow>
    <annotation encoding="StarMath 5.0">\{x_0, r_{1}, ..., r_{j}\} </annotation>
  </semantics>
</math>
</file>

<file path=Object 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>
  <semantics>
    <mrow>
      <mo stretchy="false">{</mo>
      <msub>
        <mi>r</mi>
        <mrow>
          <mn>1</mn>
        </mrow>
      </msub>
      <mi>,</mi>
      <mn>...</mn>
      <mi>,</mi>
      <msub>
        <mi>r</mi>
        <mrow>
          <mi>j</mi>
        </mrow>
      </msub>
      <mo stretchy="false">}</mo>
    </mrow>
    <annotation encoding="StarMath 5.0">\{r_{1}, ..., r_{j}\} </annotation>
  </semantics>
</math>
</file>

<file path=Object 8/content.xml><?xml version="1.0" encoding="utf-8"?>
<math xmlns="http://www.w3.org/1998/Math/MathML" display="block">
  <semantics>
    <mrow>
      <mo stretchy="false">{</mo>
      <msub>
        <mi>x</mi>
        <mn>0,</mn>
      </msub>
      <msub>
        <mi>x</mi>
        <mn>1,</mn>
      </msub>
      <mn>...</mn>
      <mi>,</mi>
      <msub>
        <mi>x</mi>
        <mrow>
          <mi>k</mi>
          <mo stretchy="false">−</mo>
          <mn>1</mn>
        </mrow>
      </msub>
      <mo stretchy="false">}</mo>
    </mrow>
    <annotation encoding="StarMath 5.0">\{x_0, x_1, ..., x_{ k-1 }\}</annotation>
  </semantics>
</math>
</file>

<file path=Object 9/content.xml><?xml version="1.0" encoding="utf-8"?>
<math xmlns="http://www.w3.org/1998/Math/MathML">
  <semantics>
    <mrow>
      <mrow>
        <mrow>
          <mn>0</mn>
          <mo stretchy="false">≤</mo>
          <mi>j</mi>
        </mrow>
        <mo stretchy="false">&lt;</mo>
        <mi>n</mi>
      </mrow>
    </mrow>
    <annotation encoding="StarMath 5.0">0&lt;=j&lt;n</annotation>
  </semantics>
</math>
</file>